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855e8" officeooo:paragraph-rsid="000855e8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8c9e8" officeooo:paragraph-rsid="0018c9e8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normal" officeooo:rsid="001ee716" officeooo:paragraph-rsid="001ee716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fo:font-weight="normal" officeooo:rsid="0018c9e8" officeooo:paragraph-rsid="0018c9e8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0855e8" officeooo:paragraph-rsid="000855e8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0855e8" officeooo:paragraph-rsid="000e4db3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09798a" officeooo:paragraph-rsid="00276db8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officeooo:rsid="00117d8b" officeooo:paragraph-rsid="00117d8b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bold" officeooo:rsid="0018c9e8" officeooo:paragraph-rsid="0018c9e8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weight="bold" officeooo:rsid="0020b24d" officeooo:paragraph-rsid="0020b24d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bold" officeooo:rsid="00276db8" officeooo:paragraph-rsid="00276db8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weight="bold" officeooo:rsid="002a1a26" officeooo:paragraph-rsid="002a1a26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font-weight="bold" officeooo:rsid="002bbb4c" officeooo:paragraph-rsid="002bbb4c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fo:font-weight="bold" officeooo:rsid="002ed718" officeooo:paragraph-rsid="002ed718" style:font-size-asian="11.3500003814697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3pt" fo:font-weight="bold" officeooo:rsid="003086f6" officeooo:paragraph-rsid="003086f6" style:font-size-asian="11.3500003814697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weight="bold" officeooo:rsid="0031598d" officeooo:paragraph-rsid="0031598d" style:font-size-asian="11.3500003814697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fo:font-weight="bold" officeooo:rsid="00372aca" officeooo:paragraph-rsid="00372aca" style:font-size-asian="11.3500003814697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pt" fo:font-weight="bold" officeooo:rsid="0037d179" officeooo:paragraph-rsid="0037d179" style:font-size-asian="11.3500003814697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weight="bold" officeooo:rsid="00399af0" officeooo:paragraph-rsid="00399af0" style:font-size-asian="11.3500003814697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font-weight="bold" officeooo:rsid="003b9937" officeooo:paragraph-rsid="003b9937" style:font-size-asian="11.3500003814697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font-size="13pt" fo:font-weight="bold" officeooo:rsid="003d3833" officeooo:paragraph-rsid="003d3833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font-size="13pt" fo:font-weight="bold" officeooo:rsid="003d3833" officeooo:paragraph-rsid="003ec42b" style:font-size-asian="11.3500003814697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3pt" fo:font-weight="normal" officeooo:rsid="0018e716" officeooo:paragraph-rsid="0018e716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pt" fo:font-weight="normal" officeooo:rsid="0018e716" officeooo:paragraph-rsid="0020b24d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3pt" fo:font-weight="normal" officeooo:rsid="001abd0c" officeooo:paragraph-rsid="001abd0c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font-weight="normal" officeooo:rsid="001de751" officeooo:paragraph-rsid="001de751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fo:font-weight="normal" officeooo:rsid="0020b24d" officeooo:paragraph-rsid="0020b24d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font-weight="normal" officeooo:rsid="000855e8" officeooo:paragraph-rsid="000855e8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3pt" fo:font-weight="normal" officeooo:rsid="000855e8" officeooo:paragraph-rsid="00117d8b" style:font-size-asian="11.3500003814697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3pt" fo:font-weight="normal" officeooo:rsid="000855e8" officeooo:paragraph-rsid="0018e716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3pt" fo:font-weight="normal" officeooo:rsid="0009798a" officeooo:paragraph-rsid="00276db8" style:font-size-asian="11.3500003814697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3pt" fo:font-weight="normal" officeooo:rsid="0009798a" officeooo:paragraph-rsid="0009798a" style:font-size-asian="11.3500003814697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3pt" fo:font-weight="normal" officeooo:rsid="002a1a26" officeooo:paragraph-rsid="002a1a26" style:font-size-asian="11.3500003814697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3pt" fo:font-weight="normal" officeooo:rsid="00133728" officeooo:paragraph-rsid="00133728" style:font-size-asian="11.3500003814697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3pt" fo:font-weight="normal" officeooo:rsid="0014532f" officeooo:paragraph-rsid="0014532f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3pt" fo:font-weight="normal" officeooo:rsid="00399af0" officeooo:paragraph-rsid="00399af0" style:font-size-asian="11.3500003814697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fo:font-size="13pt" fo:font-weight="normal" officeooo:rsid="003d3833" officeooo:paragraph-rsid="003d3833" style:font-size-asian="11.3500003814697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77e7" style:font-weight-asian="normal" style:font-weight-complex="normal"/>
    </style:style>
    <style:style style:name="T3" style:family="text">
      <style:text-properties fo:font-weight="normal" officeooo:rsid="000ec002" style:font-weight-asian="normal" style:font-weight-complex="normal"/>
    </style:style>
    <style:style style:name="T4" style:family="text">
      <style:text-properties fo:font-weight="normal" officeooo:rsid="00133728" style:font-weight-asian="normal" style:font-weight-complex="normal"/>
    </style:style>
    <style:style style:name="T5" style:family="text">
      <style:text-properties fo:font-weight="normal" officeooo:rsid="001ee716" style:font-weight-asian="normal" style:font-weight-complex="normal"/>
    </style:style>
    <style:style style:name="T6" style:family="text">
      <style:text-properties fo:font-weight="normal" officeooo:rsid="00295de2" style:font-weight-asian="normal" style:font-weight-complex="normal"/>
    </style:style>
    <style:style style:name="T7" style:family="text">
      <style:text-properties fo:font-weight="normal" officeooo:rsid="0030a25f" style:font-weight-asian="normal" style:font-weight-complex="normal"/>
    </style:style>
    <style:style style:name="T8" style:family="text">
      <style:text-properties fo:font-weight="normal" officeooo:rsid="00343158" style:font-weight-asian="normal" style:font-weight-complex="normal"/>
    </style:style>
    <style:style style:name="T9" style:family="text">
      <style:text-properties fo:font-weight="normal" officeooo:rsid="00354607" style:font-weight-asian="normal" style:font-weight-complex="normal"/>
    </style:style>
    <style:style style:name="T10" style:family="text">
      <style:text-properties fo:font-weight="normal" officeooo:rsid="00399af0" style:font-weight-asian="normal" style:font-weight-complex="normal"/>
    </style:style>
    <style:style style:name="T11" style:family="text">
      <style:text-properties fo:font-weight="normal" officeooo:rsid="003d3833" style:font-weight-asian="normal" style:font-weight-complex="normal"/>
    </style:style>
    <style:style style:name="T12" style:family="text">
      <style:text-properties officeooo:rsid="001abd0c"/>
    </style:style>
    <style:style style:name="T13" style:family="text">
      <style:text-properties officeooo:rsid="001b6a7b"/>
    </style:style>
    <style:style style:name="T14" style:family="text">
      <style:text-properties officeooo:rsid="00230331"/>
    </style:style>
    <style:style style:name="T15" style:family="text">
      <style:text-properties officeooo:rsid="00343158"/>
    </style:style>
    <style:style style:name="T16" style:family="text">
      <style:text-properties officeooo:rsid="0037d1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orie Utente: Fase di Rinforzo</text:p>
      <text:p text:style-name="P1"/>
      <text:p text:style-name="P5">Posizionamento armate</text:p>
      <text:p text:style-name="P28">Bob è il giocatore che attualmente detiene il turno.</text:p>
      <text:p text:style-name="P6"><text:span text:style-name="T3">Da</text:span><text:span text:style-name="T1">l pannello del giocatore, Bob vede che possiede un numero k di armate da posizionare.</text:span></text:p>
      <text:p text:style-name="P28">Bob clicca su un suo territorio per posizionare un’armata.</text:p>
      <text:p text:style-name="P7"><text:span text:style-name="T1">La fase di rinforzo di Bob non può terminare </text:span><text:span text:style-name="T2">se non ha ancora</text:span><text:span text:style-name="T1"> posizionato tutte le armate.</text:span></text:p>
      <text:p text:style-name="P31"/>
      <text:p text:style-name="P11">Scenario Posizionamento Armate</text:p>
      <text:p text:style-name="P11">Ipotesi iniziale: <text:span text:style-name="T1">Bob vuole posizionare un armata in un territorio.</text:span></text:p>
      <text:p text:style-name="P11">Normale: <text:span text:style-name="T1">Bob clicca sul territorio in cui vuole posizionare l’armata.</text:span></text:p>
      <text:p text:style-name="P11"><text:span text:style-name="T1"><text:tab/> <text:s text:c="6"/></text:span><text:span text:style-name="T6">Il sistema dovrà sottrarre un armata libera da quelle di Bob.</text:span></text:p>
      <text:p text:style-name="P12">Che cosa può andare male: <text:span text:style-name="T1">Bob non ha alcuna armata da posizionare. In questo caso viene generato un messaggio di log avvisandolo che non ha alcuna armata.</text:span></text:p>
      <text:p text:style-name="P33">Bob clicca su un territorio che non possiede. In questo caso il sistema non sottrarrà alcuna armata, che quindi non verrà posizionata.</text:p>
      <text:p text:style-name="P13">Stato del sistema al completamento dell’operazione: <text:span text:style-name="T1">se l’operazione richiesta è lecita allora viene rimossa un’armata dalle armate dell’utente altrimenti non viene effettuata alcuna operazione.</text:span></text:p>
      <text:p text:style-name="P32"/>
      <text:p text:style-name="P8">Scambio di un tris</text:p>
      <text:p text:style-name="P29">Bob è il giocatore che attualmente detiene il turno.</text:p>
      <text:p text:style-name="P8"><text:span text:style-name="T4">Dal bottone cards, </text:span><text:span text:style-name="T1">Bob </text:span><text:span text:style-name="T4">sa di essere in</text:span><text:span text:style-name="T1"> possesso di almeno tre carte dei territori, ottenute dalla conquista dei territori degli avversari.</text:span></text:p>
      <text:p text:style-name="P34">Bob decide di scambiarle con il corrispondente numero di armate.</text:p>
      <text:p text:style-name="P35">Bob spunta le carte che vuole scambiare e se queste corrispondono ad un tris lecito allora il sistema accrediterà a Bob il corretto numero di tris, sottraendo dalle sue carte quelle appena scambiate.</text:p>
      <text:p text:style-name="P35"/>
      <text:p text:style-name="P14">Scenario scambio di un tris</text:p>
      <text:p text:style-name="P14">Ipotesi iniziale: <text:span text:style-name="T1">Bob vuole scambiare un tris di carte dei territori da lui posseduto con il corrispondente numero di armate. </text:span></text:p>
      <text:p text:style-name="P15">Normale: <text:span text:style-name="T1">Bob clicca sul bottone “cards” presente nel pannello del giocatore. </text:span><text:span text:style-name="T7">Mette la spunta sulle tre carte che vuole scambiare, quindi clicca sul bottone scambia dell’interfaccia.</text:span></text:p>
      <text:p text:style-name="P16"><text:span text:style-name="T7">S</text:span><text:span text:style-name="T1">e il tris è lecito allora verranno accreditati il numero di armate corrispondenti a Bob.</text:span></text:p>
      <text:p text:style-name="P16"><text:span text:style-name="T15">Che c</text:span>osa può andare storto: <text:span text:style-name="T8">Il tris non è lecito. Allora il sistema non farà scambiare il tris e notificherà nel log l’errore </text:span><text:span text:style-name="T9">di input.</text:span></text:p>
      <text:p text:style-name="P35"><text:tab/></text:p>
      <text:p text:style-name="P2"><text:span text:style-name="T1">Stori</text:span><text:span text:style-name="T5">a</text:span><text:span text:style-name="T1"> Utente: Fase di Attacco</text:span></text:p>
      <text:p text:style-name="P4"/>
      <text:p text:style-name="P9">Attacco di un territorio nemico</text:p>
      <text:p text:style-name="P30">Bob è il giocatore che attualmente detiene il turno.</text:p>
      <text:p text:style-name="P23">Bob possiede un territorio che ha un numero di armate strettamente maggiore di uno. </text:p>
      <text:p text:style-name="P23">Quest’ultimo territorio è confinante con un territorio nemico.</text:p>
      <text:p text:style-name="P23">Bob decide di attaccare questo territorio, <text:span text:style-name="T12">selezionando i due territori coinvolti.</text:span></text:p>
      <text:p text:style-name="P25">Il sistema lancia automaticamente il maggior numero di dadi possibile.</text:p>
      <text:p text:style-name="P25">Se Bob annienta tutte le armate del territorio attaccante allora riceve il territorio, su cui, automaticamente, verranno posizionate il numero di armate co<text:span text:style-name="T13">i</text:span>nvolte nello scontro.</text:p>
      <text:p text:style-name="P26"><text:soft-page-break/>Bob può decidere di attaccare un altro territorio oppure di terminare la fase di attacco.</text:p>
      <text:p text:style-name="P26"/>
      <text:p text:style-name="P17">Scenario <text:span text:style-name="T16">attacco di un territorio nemico</text:span></text:p>
      <text:p text:style-name="P18">Ipotesi iniziale: <text:span text:style-name="T1">Bob vuole attaccare un territorio nemico.</text:span></text:p>
      <text:p text:style-name="P18">Normale: <text:span text:style-name="T1">Bob clicca sul proprio territorio da cui vuole attaccare, quindi clicca sul territorio da attaccare. Vengono lanciati, automaticamente dal sistema, i dadi. Vengono eliminate le armate di Bob e le armate del territorio attaccato, in base ai risultati del lancio dei dadi.</text:span></text:p>
      <text:p text:style-name="P36">Se il territorio attaccato non possiede più alcuna armata allora diventa di proprietà di Bob.</text:p>
      <text:p text:style-name="P19">Che cosa può andare male: <text:span text:style-name="T1">il territorio da cui si attacca non è di Bob: viene notificato nel</text:span><text:span text:style-name="T11">la</text:span><text:span text:style-name="T1"> barra di log e l’operazione di attacco viene annullata. Il territorio da cui si attacca possiede una sola armata: viene notificato nel</text:span><text:span text:style-name="T11">la</text:span><text:span text:style-name="T1"> barra di log e l’operazione di attacco viene annullata.</text:span></text:p>
      <text:p text:style-name="P19"><text:span text:style-name="T1">Il territorio da attaccare non è confinante a quello da cui si attacca: viene notificato nel</text:span><text:span text:style-name="T11">la</text:span><text:span text:style-name="T1"> barra di log e l’operazione di attacco viene annullata.</text:span></text:p>
      <text:p text:style-name="P26"/>
      <text:p text:style-name="P3">Storia Utente: Fase Di Spostamento</text:p>
      <text:p text:style-name="P3"/>
      <text:p text:style-name="P10">Spostamento di un certo numero di armate</text:p>
      <text:p text:style-name="P27">Bob ha appena terminato la fase di attacco.</text:p>
      <text:p text:style-name="P27">Bob vuole di spostare un certo numero di armate da un territorio, da lui posseduto, ad uno confinante. <text:span text:style-name="T14">Allora sceglie il territorio di destinazione e immette in input il numero di armate da spostare. Il sistema valuterà se tale operazione è lecita ed in tal caso procederà a renderla.</text:span></text:p>
      <text:p text:style-name="P24"/>
      <text:p text:style-name="P20">Scenario spostamento di un certo numero di armate</text:p>
      <text:p text:style-name="P20">Ipotesi iniziale: <text:span text:style-name="T1">dopo la fase di attacco Bob vuole spostare un certo numero di armate da un suo territorio ad un altro suo territorio confinante.</text:span></text:p>
      <text:p text:style-name="P21">Normale: <text:span text:style-name="T1">Bob clicca il territorio da cui spostare le armate. Quindi, Bob clicca sul territorio di destinazione. Quindi Bob immette in input il numero di armate che vuole spostare.</text:span></text:p>
      <text:p text:style-name="P37">Il sistema svolge le operazioni necessarie.</text:p>
      <text:p text:style-name="P22">Che cosa può andare male: <text:span text:style-name="T1">Bob clicca un territorio che non è in suo possesso: </text:span><text:span text:style-name="T10">viene notificato nel</text:span><text:span text:style-name="T1">la</text:span><text:span text:style-name="T10"> barra di log e l’operazione di </text:span><text:span text:style-name="T1">spostamento</text:span><text:span text:style-name="T10"> viene annullata. </text:span><text:span text:style-name="T1">Bob clicca un territorio che non è confinante a quello inizialmente cliccato: </text:span><text:span text:style-name="T10">viene notificato nel</text:span><text:span text:style-name="T1">la</text:span><text:span text:style-name="T10"> barra di log e l’operazione di </text:span><text:span text:style-name="T1">spostament</text:span><text:span text:style-name="T10">o viene annullata. Il numero di armate da spostare è troppo grande, uguale al numero di armate presenti nel territorio di partenza: viene notificato nel</text:span><text:span text:style-name="T1">la</text:span><text:span text:style-name="T10"> barra di log e l’operazione di </text:span><text:span text:style-name="T1">spostament</text:span><text:span text:style-name="T10">o viene annull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0:24:40.713416700</meta:creation-date>
    <dc:date>2019-12-28T12:41:08.287494365</dc:date>
    <meta:editing-duration>PT1H25M7S</meta:editing-duration>
    <meta:editing-cycles>39</meta:editing-cycles>
    <meta:generator>LibreOffice/6.2.4.2$Linux_X86_64 LibreOffice_project/2412653d852ce75f65fbfa83fb7e7b669a126d64</meta:generator>
    <meta:document-statistic meta:table-count="0" meta:image-count="0" meta:object-count="0" meta:page-count="2" meta:paragraph-count="48" meta:word-count="800" meta:character-count="5005" meta:non-whitespace-character-count="4241"/>
  </office:meta>
</office:document-meta>
</file>